
<file path=META-INF/manifest.xml><?xml version="1.0" encoding="utf-8"?>
<manifest:manifes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manifest:file-entry manifest:full-path="/" manifest:media-type="application/vnd.oasis.opendocument.text" manifest:version="1.2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맑은 고딕" svg:font-family="'맑은 고딕'"/>
    <style:font-face style:name="Malgun Gothic" svg:font-family="'Malgun Gothic'"/>
    <style:font-face style:name="Wingdings" svg:font-family="Wingdings"/>
    <style:font-face style:name="Times New Roman" svg:font-family="'Times New Roman'"/>
    <style:font-face style:name="Google Sans" svg:font-family="'Google Sans'"/>
    <style:font-face style:name="Google Sans Text" svg:font-family="'Google Sans Text'"/>
    <style:font-face style:name="symbol" svg:font-family="symbol"/>
    <style:font-face style:name="courier new" svg:font-family="'courier new'"/>
  </office:font-face-decls>
  <office:automatic-styles>
    <style:style style:name="PO_T1" style:family="text" style:parent-style-name="Standard">
      <style:text-properties fo:font-size="14.05pt" fo:color="#000000" style:font-size-asian="14.05pt" style:font-size-complex="14.05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" style:font-name-asian="Google Sans" style:font-name-complex="Google Sans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2" style:family="text" style:parent-style-name="Standard">
      <style:text-properties fo:font-size="14.05pt" fo:color="#000000" style:font-size-asian="14.05pt" style:font-size-complex="14.05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" style:font-name-asian="Google Sans" style:font-name-complex="Google Sans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1" style:family="paragraph" style:parent-style-name="Standard" style:master-page-name="Standard">
      <style:paragraph-properties text:number-lines="true" style:page-number="auto" fo:line-height="115%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4.05pt" fo:color="#000000" style:font-size-asian="14.05pt" style:font-size-complex="14.05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" style:font-name-asian="Google Sans" style:font-name-complex="Google Sans" fo:letter-spacing="normal" fo:language="none" fo:country="none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3" style:family="text" style:parent-style-name="Standard"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 Text" style:font-name-asian="Google Sans Text" style:font-name-complex="Google Sans Text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4" style:family="text" style:parent-style-name="Standard"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 Text" style:font-name-asian="Google Sans Text" style:font-name-complex="Google Sans Text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2" style:family="paragraph" style:parent-style-name="Standard">
      <style:paragraph-properties text:number-lines="true" fo:line-height="115%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 Text" style:font-name-asian="Google Sans Text" style:font-name-complex="Google Sans Text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5" style:family="text" style:parent-style-name="Standard"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" style:font-name-asian="Google Sans" style:font-name-complex="Google Sans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3" style:family="paragraph" style:parent-style-name="Standard">
      <style:paragraph-properties text:number-lines="true" fo:line-height="115%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" style:font-name-asian="Google Sans" style:font-name-complex="Google Sans" fo:letter-spacing="normal" fo:language="none" fo:country="none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4" style:family="paragraph" style:parent-style-name="Standard">
      <style:paragraph-properties text:number-lines="true" fo:line-height="normal" fo:text-align="start" fo:keep-together="auto" fo:margin-left="1.27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 Text" style:font-name-asian="Google Sans Text" style:font-name-complex="Google Sans Text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6" style:family="text" style:parent-style-name="Standard"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" style:font-name-asian="Google Sans" style:font-name-complex="Google Sans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ABLE1" style:family="table">
      <style:table-properties style:width="16.997cm" table:align="left" fo:margin-left="0.002cm" fo:margin-right="0cm" fo:margin-top="0cm" fo:margin-bottom="0.845cm" table:border-model="collapsing"/>
    </style:style>
    <style:style style:name="PO_Table1.A" style:family="table-column">
      <style:table-column-properties style:column-width="5.666cm"/>
    </style:style>
    <style:style style:name="PO_Table1.B" style:family="table-column">
      <style:table-column-properties style:column-width="5.666cm"/>
    </style:style>
    <style:style style:name="PO_Table1.C" style:family="table-column">
      <style:table-column-properties style:column-width="5.666cm"/>
    </style:style>
    <style:style style:name="PO_Table1.1" style:family="table-row">
      <style:table-row-properties style:min-row-height="0.489cm" fo:keep-together="auto"/>
    </style:style>
    <style:style style:name="PO_Table1.A1" style:family="table-cell">
      <style:table-cell-properties style:vertical-align="middle" style:writing-mode="lr-tb" fo:background-color="transparent" fo:border="0.75pt solid transparent"/>
    </style:style>
    <style:style style:name="PO_P5" style:family="paragraph" style:parent-style-name="Standard">
      <style:paragraph-properties text:number-lines="true" fo:line-height="115%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 Text" style:font-name-asian="Google Sans Text" style:font-name-complex="Google Sans Text" fo:letter-spacing="normal" fo:language="none" fo:country="none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able1.B1" style:family="table-cell">
      <style:table-cell-properties style:vertical-align="middle" style:writing-mode="lr-tb" fo:background-color="transparent" fo:border="0.75pt solid transparent"/>
    </style:style>
    <style:style style:name="PO_Table1.C1" style:family="table-cell">
      <style:table-cell-properties style:vertical-align="middle" style:writing-mode="lr-tb" fo:background-color="transparent" fo:border="0.75pt solid transparent"/>
    </style:style>
    <style:style style:name="PO_Table1.2" style:family="table-row">
      <style:table-row-properties style:min-row-height="0.489cm" fo:keep-together="auto"/>
    </style:style>
    <style:style style:name="PO_Table1.A2" style:family="table-cell">
      <style:table-cell-properties style:vertical-align="middle" style:writing-mode="lr-tb" fo:background-color="transparent" fo:border="0.75pt solid transparent"/>
    </style:style>
    <style:style style:name="PO_Table1.B2" style:family="table-cell">
      <style:table-cell-properties style:vertical-align="middle" style:writing-mode="lr-tb" fo:background-color="transparent" fo:border="0.75pt solid transparent"/>
    </style:style>
    <style:style style:name="PO_P6" style:family="paragraph" style:parent-style-name="Standard">
      <style:paragraph-properties text:number-lines="true" fo:line-height="115%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 Text" style:font-name-asian="Google Sans Text" style:font-name-complex="Google Sans Text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C2" style:family="table-cell">
      <style:table-cell-properties style:vertical-align="middle" style:writing-mode="lr-tb" fo:background-color="transparent" fo:border="0.75pt solid transparent"/>
    </style:style>
    <style:style style:name="PO_Table1.3" style:family="table-row">
      <style:table-row-properties style:min-row-height="0.489cm" fo:keep-together="auto"/>
    </style:style>
    <style:style style:name="PO_Table1.A3" style:family="table-cell">
      <style:table-cell-properties style:vertical-align="middle" style:writing-mode="lr-tb" fo:background-color="transparent" fo:border="0.75pt solid transparent"/>
    </style:style>
    <style:style style:name="PO_Table1.B3" style:family="table-cell">
      <style:table-cell-properties style:vertical-align="middle" style:writing-mode="lr-tb" fo:background-color="transparent" fo:border="0.75pt solid transparent"/>
    </style:style>
    <style:style style:name="PO_Table1.C3" style:family="table-cell">
      <style:table-cell-properties style:vertical-align="middle" style:writing-mode="lr-tb" fo:background-color="transparent" fo:border="0.75pt solid transparent"/>
    </style:style>
    <style:style style:name="PO_Table1.4" style:family="table-row">
      <style:table-row-properties style:min-row-height="0.489cm" fo:keep-together="auto"/>
    </style:style>
    <style:style style:name="PO_Table1.A4" style:family="table-cell">
      <style:table-cell-properties style:vertical-align="middle" style:writing-mode="lr-tb" fo:background-color="transparent" fo:border="0.75pt solid transparent"/>
    </style:style>
    <style:style style:name="PO_Table1.B4" style:family="table-cell">
      <style:table-cell-properties style:vertical-align="middle" style:writing-mode="lr-tb" fo:background-color="transparent" fo:border="0.75pt solid transparent"/>
    </style:style>
    <style:style style:name="PO_Table1.C4" style:family="table-cell">
      <style:table-cell-properties style:vertical-align="middle" style:writing-mode="lr-tb" fo:background-color="transparent" fo:border="0.75pt solid transparent"/>
    </style:style>
    <style:style style:name="PO_Table1.5" style:family="table-row">
      <style:table-row-properties style:min-row-height="0.489cm" fo:keep-together="auto"/>
    </style:style>
    <style:style style:name="PO_Table1.A5" style:family="table-cell">
      <style:table-cell-properties style:vertical-align="middle" style:writing-mode="lr-tb" fo:background-color="transparent" fo:border="0.75pt solid transparent"/>
    </style:style>
    <style:style style:name="PO_Table1.B5" style:family="table-cell">
      <style:table-cell-properties style:vertical-align="middle" style:writing-mode="lr-tb" fo:background-color="transparent" fo:border="0.75pt solid transparent"/>
    </style:style>
    <style:style style:name="PO_Table1.C5" style:family="table-cell">
      <style:table-cell-properties style:vertical-align="middle" style:writing-mode="lr-tb" fo:background-color="transparent" fo:border="0.75pt solid transparent"/>
    </style:style>
    <style:style style:name="PO_Table1.6" style:family="table-row">
      <style:table-row-properties style:min-row-height="0.489cm" fo:keep-together="auto"/>
    </style:style>
    <style:style style:name="PO_Table1.A6" style:family="table-cell">
      <style:table-cell-properties style:vertical-align="middle" style:writing-mode="lr-tb" fo:background-color="transparent" fo:border="0.75pt solid transparent"/>
    </style:style>
    <style:style style:name="PO_Table1.B6" style:family="table-cell">
      <style:table-cell-properties style:vertical-align="middle" style:writing-mode="lr-tb" fo:background-color="transparent" fo:border="0.75pt solid transparent"/>
    </style:style>
    <style:style style:name="PO_Table1.C6" style:family="table-cell">
      <style:table-cell-properties style:vertical-align="middle" style:writing-mode="lr-tb" fo:background-color="transparent" fo:border="0.75pt solid transparent"/>
    </style:style>
    <style:style style:name="PO_P7" style:family="paragraph" style:parent-style-name="Standard">
      <style:paragraph-properties text:number-lines="true" fo:line-height="115%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 Text" style:font-name-asian="Google Sans Text" style:font-name-complex="Google Sans Text" fo:letter-spacing="normal" fo:language="none" fo:country="none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8" style:family="paragraph" style:parent-style-name="Standard">
      <style:paragraph-properties text:number-lines="true" fo:line-height="normal" fo:text-align="start" fo:keep-together="auto" fo:margin-left="1.27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 Text" style:font-name-asian="Google Sans Text" style:font-name-complex="Google Sans Text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9" style:family="paragraph" style:parent-style-name="Standard">
      <style:paragraph-properties text:number-lines="true" fo:line-height="normal" fo:text-align="start" fo:keep-together="auto" fo:margin-left="1.27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 Text" style:font-name-asian="Google Sans Text" style:font-name-complex="Google Sans Text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0" style:family="paragraph" style:parent-style-name="Standard">
      <style:paragraph-properties text:number-lines="true" fo:line-height="normal" fo:text-align="start" fo:keep-together="auto" fo:margin-left="1.27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 Text" style:font-name-asian="Google Sans Text" style:font-name-complex="Google Sans Text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SHAPE1" style:family="graphic">
      <style:graphic-properties draw:auto-grow-height="false" draw:auto-grow-width="false" draw:fill="solid" draw:fill-color="#000000" draw:opacity="100%" draw:stroke="none" draw:textarea-vertical-align="top" fo:margin-bottom="0cm" fo:margin-left="0cm" fo:margin-right="0cm" fo:margin-top="0cm" fo:padding-bottom="0cm" fo:padding-left="0cm" fo:padding-right="0cm" fo:padding-top="0cm" fo:wrap-option="wrap" style:horizontal-pos="from-left" style:horizontal-rel="page" style:run-through="foreground" style:vertical-pos="top" style:vertical-rel="char" style:wrap="run-through"/>
      <style:paragraph-properties style:writing-mode="lr-tb"/>
    </style:style>
    <style:style style:name="PO_P11" style:family="paragraph" style:parent-style-name="Standard">
      <style:paragraph-properties text:number-lines="true" fo:line-height="115%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4.05pt" fo:color="#000000" style:font-size-asian="14.05pt" style:font-size-complex="14.05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" style:font-name-asian="Google Sans" style:font-name-complex="Google Sans" fo:letter-spacing="normal" fo:language="none" fo:country="none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12" style:family="paragraph" style:parent-style-name="Standard">
      <style:paragraph-properties text:number-lines="true" fo:line-height="normal" fo:text-align="start" fo:keep-together="auto" fo:margin-left="1.27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Google Sans Text" style:font-name-asian="Google Sans Text" style:font-name-complex="Google Sans Text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3" style:family="paragraph" style:parent-style-name="Standard">
      <style:paragraph-properties text:number-lines="true" fo:line-height="normal" fo:text-align="start" fo:keep-together="auto" fo:margin-left="1.27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</office:automatic-styles>
  <office:body>
    <office:text>
      <text:p text:style-name="PO_P1"><text:span text:style-name="PO_T1">🕵</text:span><text:span text:style-name="PO_T2">️ [라오스 프로젝트] 요구사항 정의서 (V2.0 - 확장형)</text:span></text:p>
      <text:p text:style-name="PO_P2"><text:span text:style-name="PO_T3">파일명:</text:span><text:span text:style-name="PO_T4">docs/requirements.md</text:span></text:p>
      <text:p text:style-name="PO_P3"><text:span text:style-name="PO_T5">1. 서비스 개요 (변경 없음)</text:span></text:p>
      <text:list text:style-name="PO_L1" text:continue-numbering="true" xml:id="103bdc60">
        <text:list-item>
          <text:p text:style-name="PO_P4"><text:span text:style-name="PO_T3">서비스명:</text:span><text:span text:style-name="PO_T4">라오 라이프 가디언 (Lao Life Guardian)</text:span></text:p>
        </text:list-item>
      </text:list>
      <text:list text:style-name="PO_L1" text:continue-numbering="true" xml:id="103fb568" text:continue-list="103bdc60">
        <text:list-item>
          <text:p text:style-name="PO_P4"><text:span text:style-name="PO_T3">핵심 전략:</text:span><text:span text:style-name="PO_T4">신뢰 기반 매칭 + </text:span><text:span text:style-name="PO_T3">계층형 카테고리 확장성</text:span><text:span text:style-name="PO_T4">확보.</text:span></text:p>
        </text:list-item>
      </text:list>
      <text:p text:style-name="PO_P3"><text:span text:style-name="PO_T5">2. 서비스 카테고리 구조 (형님 의견 반영 </text:span><text:span text:style-name="PO_T6">🛠</text:span><text:span text:style-name="PO_T5">️)</text:span></text:p>
      <text:p text:style-name="PO_P2"><text:span text:style-name="PO_T4">단순 나열이 아닌, </text:span><text:span text:style-name="PO_T3">[대분류 &gt; 소분류]</text:span><text:span text:style-name="PO_T4">체계로 설계하여 향후 메뉴가 늘어나도 UI가 무너지지 않게 합니다.</text:span></text:p>
      <table:table table:style-name="PO_TABLE1">
        <table:table-column table:style-name="PO_Table1.A"/>
        <table:table-column table:style-name="PO_Table1.B"/>
        <table:table-column table:style-name="PO_Table1.C"/>
        <table:table-row table:style-name="PO_Table1.1">
          <table:table-cell table:style-name="PO_Table1.A1">
            <text:p text:style-name="PO_P5"><text:span text:style-name="PO_T3">대분류</text:span></text:p>
          </table:table-cell>
          <table:table-cell table:style-name="PO_Table1.B1">
            <text:p text:style-name="PO_P5"><text:span text:style-name="PO_T3">소분류 (예시)</text:span></text:p>
          </table:table-cell>
          <table:table-cell table:style-name="PO_Table1.C1">
            <text:p text:style-name="PO_P5"><text:span text:style-name="PO_T3">비고</text:span></text:p>
          </table:table-cell>
        </table:table-row>
        <table:table-row table:style-name="PO_Table1.2">
          <table:table-cell table:style-name="PO_Table1.A2">
            <text:p text:style-name="PO_P5"><text:span text:style-name="PO_T3">가전 제품 수리</text:span></text:p>
          </table:table-cell>
          <table:table-cell table:style-name="PO_Table1.B2">
            <text:p text:style-name="PO_P6"><text:span text:style-name="PO_T4">TV, 세탁기, 냉장고, 에어컨, 선풍기 등</text:span></text:p>
          </table:table-cell>
          <table:table-cell table:style-name="PO_Table1.C2">
            <text:p text:style-name="PO_P6"><text:span text:style-name="PO_T4">가전 전반 케어</text:span></text:p>
          </table:table-cell>
        </table:table-row>
        <table:table-row table:style-name="PO_Table1.3">
          <table:table-cell table:style-name="PO_Table1.A3">
            <text:p text:style-name="PO_P5"><text:span text:style-name="PO_T3">오토바이/차량</text:span></text:p>
          </table:table-cell>
          <table:table-cell table:style-name="PO_Table1.B3">
            <text:p text:style-name="PO_P6"><text:span text:style-name="PO_T4">경정비, 타이어 교체, 오일 교환, 세차</text:span></text:p>
          </table:table-cell>
          <table:table-cell table:style-name="PO_Table1.C3">
            <text:p text:style-name="PO_P5"><text:span text:style-name="PO_T3">라오스 특화</text:span></text:p>
          </table:table-cell>
        </table:table-row>
        <table:table-row table:style-name="PO_Table1.4">
          <table:table-cell table:style-name="PO_Table1.A4">
            <text:p text:style-name="PO_P5"><text:span text:style-name="PO_T3">생활 서비스</text:span></text:p>
          </table:table-cell>
          <table:table-cell table:style-name="PO_Table1.B4">
            <text:p text:style-name="PO_P6"><text:span text:style-name="PO_T4">집 청소, 방역, 빨래 대행, 쓰레기 수거</text:span></text:p>
          </table:table-cell>
          <table:table-cell table:style-name="PO_Table1.C4">
            <text:p text:style-name="PO_P6"><text:span text:style-name="PO_T4">서비스 영역</text:span></text:p>
          </table:table-cell>
        </table:table-row>
        <table:table-row table:style-name="PO_Table1.5">
          <table:table-cell table:style-name="PO_Table1.A5">
            <text:p text:style-name="PO_P5"><text:span text:style-name="PO_T3">긴급 출동(NEW!)</text:span></text:p>
          </table:table-cell>
          <table:table-cell table:style-name="PO_Table1.B5">
            <text:p text:style-name="PO_P6"><text:span text:style-name="PO_T4">누수, 전기 차단, 열쇠 분실</text:span></text:p>
          </table:table-cell>
          <table:table-cell table:style-name="PO_Table1.C5">
            <text:p text:style-name="PO_P5"><text:span text:style-name="PO_T3">막내 아이디어</text:span></text:p>
          </table:table-cell>
        </table:table-row>
        <table:table-row table:style-name="PO_Table1.6">
          <table:table-cell table:style-name="PO_Table1.A6">
            <text:p text:style-name="PO_P5"><text:span text:style-name="PO_T3">구인구직(준비중)</text:span></text:p>
          </table:table-cell>
          <table:table-cell table:style-name="PO_Table1.B6">
            <text:p text:style-name="PO_P6"><text:span text:style-name="PO_T4">파트타임, 일용직, 전문직 채용</text:span></text:p>
          </table:table-cell>
          <table:table-cell table:style-name="PO_Table1.C6">
            <text:p text:style-name="PO_P5"><text:span text:style-name="PO_T3">향후 확장 영역</text:span></text:p>
          </table:table-cell>
        </table:table-row>
      </table:table>
      <text:p text:style-name="PO_P3"><text:span text:style-name="PO_T5">3. 사용자별 핵심 요구 기능</text:span></text:p>
      <text:p text:style-name="PO_P7"><text:span text:style-name="PO_T3">A. 이용자 (Customer)</text:span></text:p>
      <text:list text:style-name="PO_L2" text:continue-numbering="true" xml:id="10439280">
        <text:list-item>
          <text:p text:style-name="PO_P8"><text:span text:style-name="PO_T3">비주얼 카테고리:</text:span><text:span text:style-name="PO_T4">텍스트보다 큰 </text:span><text:span text:style-name="PO_T3">아이콘 중심</text:span><text:span text:style-name="PO_T4">의 UI (글자 잘림 방지 및 직관성).</text:span></text:p>
        </text:list-item>
      </text:list>
      <text:list text:style-name="PO_L2" text:continue-numbering="true" xml:id="1042a000" text:continue-list="10439280">
        <text:list-item>
          <text:p text:style-name="PO_P8"><text:span text:style-name="PO_T3">간편 요청서:</text:span><text:span text:style-name="PO_T4">"고장 난 냉장고 사진" 한 장과 "증상"만 적으면 끝나는 초간단 요청 시스템.</text:span></text:p>
        </text:list-item>
      </text:list>
      <text:list text:style-name="PO_L2" text:continue-numbering="true" xml:id="103edcd8" text:continue-list="1042a000">
        <text:list-item>
          <text:p text:style-name="PO_P8"><text:span text:style-name="PO_T3">실시간 거리 매칭:</text:span><text:span text:style-name="PO_T4">알바몬처럼 내 주변 전문가를 거리순/평점순으로 정렬.</text:span></text:p>
        </text:list-item>
      </text:list>
      <text:p text:style-name="PO_P7"><text:span text:style-name="PO_T3">B. 전문가 (Worker)</text:span></text:p>
      <text:list text:style-name="PO_L3" text:continue-numbering="true" xml:id="1034ea48">
        <text:list-item>
          <text:p text:style-name="PO_P9"><text:span text:style-name="PO_T3">멀티 카테고리 등록:</text:span><text:span text:style-name="PO_T4">한 명의 전문가가 '에어컨'과 '냉장고' 수리를 동시에 등록 가능하게 설계.</text:span></text:p>
        </text:list-item>
      </text:list>
      <text:list text:style-name="PO_L3" text:continue-numbering="true" xml:id="10413e50" text:continue-list="1034ea48">
        <text:list-item>
          <text:p text:style-name="PO_P9"><text:span text:style-name="PO_T3">활동 상태 컨트롤:</text:span><text:span text:style-name="PO_T4">"지금 출동 가능", "예약만 가능" 등 실시간 상태 노출.</text:span></text:p>
        </text:list-item>
      </text:list>
      <text:p text:style-name="PO_P3"><text:span text:style-name="PO_T5">4. 향후 확장성(Roadmap)을 위한 설계 방침 (중요! </text:span><text:span text:style-name="PO_T6">💡</text:span><text:span text:style-name="PO_T5">)</text:span></text:p>
      <text:list text:style-name="PO_L4" text:continue-numbering="true" xml:id="103fbc00">
        <text:list-item>
          <text:p text:style-name="PO_P10"><text:span text:style-name="PO_T3">DB 유연성:</text:span><text:span text:style-name="PO_T4">새로운 서비스(알바 구인구직 등)가 추가되어도 데이터 구조를 바꾸지 않고 '카테고리 ID'만 추가하면 되도록 </text:span><text:span text:style-name="PO_T3">추상화 설계</text:span><text:span text:style-name="PO_T4">진행.</text:span></text:p>
        </text:list-item>
      </text:list>
      <text:list text:style-name="PO_L4" text:continue-numbering="true" xml:id="103b2ba0" text:continue-list="103fbc00">
        <text:list-item>
          <text:p text:style-name="PO_P10"><text:span text:style-name="PO_T3">하이브리드 앱 인프라:</text:span><text:span text:style-name="PO_T4">PC와 모바일이 동일한 API를 사용하여 데이터가 실시간 동기화되도록 구축.</text:span><draw:rect draw:name="도형 2" draw:id="PO_DrawId0" draw:style-name="PO_SHAPE1" text:anchor-type="as-char" draw:z-index="1" svg:width="17.002cm" svg:height="0.055cm" svg:x="0cm" svg:y="0cm"/></text:p>
        </text:list-item>
      </text:list>
      <text:p text:style-name="PO_P11"><text:span text:style-name="PO_T1">💡</text:span><text:span text:style-name="PO_T2"><text:s/>막내의 '필살기' 아이디어 (보너스 수사)</text:span></text:p>
      <text:p text:style-name="PO_P2"><text:span text:style-name="PO_T4">형님의 생각을 듣다 보니, 라오스 현지에서 이 플랫폼이 </text:span><text:span text:style-name="PO_T3">"무조건 성공할 수밖에 없는"</text:span><text:span text:style-name="PO_T4">포인트 두 개가 더 떠올랐습니다!</text:span></text:p>
      <text:list text:style-name="PO_L5" text:continue-numbering="true" xml:id="103726c8">
        <text:list-item>
          <text:p text:style-name="PO_P12"><text:span text:style-name="PO_T3">"사진 한 장의 마력" (Photo-First):</text:span><text:span text:style-name="PO_T4">라오스어로 고장 증상을 설명하기 힘들 때, 사진 한 장 찍어서 올리면 전문가가 보고 견적을 주는 </text:span><text:span text:style-name="PO_T3">'사진 견적서'</text:span><text:span text:style-name="PO_T4">기능입니다. (언어 장벽을 완전히 무너뜨립니다!)</text:span></text:p>
        </text:list-item>
      </text:list>
      <text:list text:style-name="PO_L5" text:continue-numbering="true" xml:id="1040d6d0" text:continue-list="103726c8">
        <text:list-item>
          <text:p text:style-name="PO_P12"><text:span text:style-name="PO_T3">"오토바이 퀵 서비스 연동":</text:span><text:span text:style-name="PO_T4">오토바이 수리 항목이 있으니, 나중에 이들을 활용한 </text:span><text:span text:style-name="PO_T3">'간단 심부름/배달'</text:span><text:span text:style-name="PO_T4">서비스로도 확장이 가능할 것 같습니다!</text:span></text:p>
        </text:list-item>
      </text:list>
      <text:list text:style-name="PO_L5" text:continue-numbering="true" xml:id="1040d768" text:continue-list="1040d6d0">
        <text:list-item>
          <text:p text:style-name="PO_P13"/>
        </text:list-item>
      </text:list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맑은 고딕" svg:font-family="'맑은 고딕'"/>
    <style:font-face style:name="Malgun Gothic" svg:font-family="'Malgun Gothic'"/>
    <style:font-face style:name="Wingdings" svg:font-family="Wingdings"/>
    <style:font-face style:name="Times New Roman" svg:font-family="'Times New Roman'"/>
    <style:font-face style:name="Google Sans" svg:font-family="'Google Sans'"/>
    <style:font-face style:name="Google Sans Text" svg:font-family="'Google Sans Text'"/>
    <style:font-face style:name="symbol" svg:font-family="symbol"/>
    <style:font-face style:name="courier new" svg:font-family="'courier new'"/>
  </office:font-face-decls>
  <office:styles>
    <style:default-style style:family="chart"/>
    <style:default-style style:family="drawing-page"/>
    <style:default-style style:family="graphic"/>
    <style:default-style style:family="paragraph">
      <style:paragraph-properties style:tab-stop-distance="1.411cm"/>
    </style:default-style>
    <style:default-style style:family="presentation"/>
    <style:default-style style:family="ruby"/>
    <style:default-style style:family="table"/>
    <style:default-style style:family="table-cell"/>
    <style:default-style style:family="table-column"/>
    <style:default-style style:family="table-row"/>
    <style:default-style style:family="text"/>
    <style:style style:name="Standard" style:family="paragraph" style:class="text"/>
    <style:style style:name="PO_T7" style:family="text" style:parent-style-name="Standard"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symbol" style:font-name-asian="symbol" style:font-name-complex="symbol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8" style:family="text" style:parent-style-name="Standard"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courier new" style:font-name-asian="courier new" style:font-name-complex="courier new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9" style:family="text" style:parent-style-name="Standard"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Wingdings" style:font-name-asian="Wingdings" style:font-name-complex="Wingdings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text:list-style style:name="PO_L1">
      <text:list-level-style-bullet text:level="1" text:bullet-char="·" text:style-name="PO_T7">
        <style:list-level-properties fo:text-align="left" text:list-level-position-and-space-mode="label-alignment">
          <style:list-level-label-alignment text:label-followed-by="listtab" fo:margin-left="1.27cm" fo:text-indent="-0.635cm" text:list-tab-stop-position="0cm"/>
        </style:list-level-properties>
        <style:text-properties style:font-name="symbol" style:font-name-asian="symbol" style:font-name-complex="symbol"/>
      </text:list-level-style-bullet>
      <text:list-level-style-bullet text:level="2" text:bullet-char="o" text:style-name="PO_T8">
        <style:list-level-properties fo:text-align="left" text:list-level-position-and-space-mode="label-alignment">
          <style:list-level-label-alignment text:label-followed-by="listtab" fo:margin-left="2.54cm" fo:text-indent="-0.635cm" text:list-tab-stop-position="0cm"/>
        </style:list-level-properties>
        <style:text-properties style:font-name="courier new" style:font-name-asian="courier new" style:font-name-complex="courier new"/>
      </text:list-level-style-bullet>
      <text:list-level-style-bullet text:level="3" text:bullet-char="§" text:style-name="PO_T9">
        <style:list-level-properties fo:text-align="left" text:list-level-position-and-space-mode="label-alignment">
          <style:list-level-label-alignment text:label-followed-by="listtab" fo:margin-left="3.81cm" fo:text-indent="-0.635cm" text:list-tab-stop-position="0cm"/>
        </style:list-level-properties>
      </text:list-level-style-bullet>
      <text:list-level-style-bullet text:level="4" text:bullet-char="§" text:style-name="PO_T9">
        <style:list-level-properties fo:text-align="left" text:list-level-position-and-space-mode="label-alignment">
          <style:list-level-label-alignment text:label-followed-by="listtab" fo:margin-left="5.08cm" fo:text-indent="-0.635cm" text:list-tab-stop-position="0cm"/>
        </style:list-level-properties>
      </text:list-level-style-bullet>
      <text:list-level-style-bullet text:level="5" text:bullet-char="§" text:style-name="PO_T9">
        <style:list-level-properties fo:text-align="left" text:list-level-position-and-space-mode="label-alignment">
          <style:list-level-label-alignment text:label-followed-by="listtab" fo:margin-left="6.35cm" fo:text-indent="-0.635cm" text:list-tab-stop-position="0cm"/>
        </style:list-level-properties>
      </text:list-level-style-bullet>
      <text:list-level-style-bullet text:level="6" text:bullet-char="§" text:style-name="PO_T9">
        <style:list-level-properties fo:text-align="left" text:list-level-position-and-space-mode="label-alignment">
          <style:list-level-label-alignment text:label-followed-by="listtab" fo:margin-left="7.62cm" fo:text-indent="-0.635cm" text:list-tab-stop-position="0cm"/>
        </style:list-level-properties>
      </text:list-level-style-bullet>
      <text:list-level-style-bullet text:level="7" text:bullet-char="§" text:style-name="PO_T9">
        <style:list-level-properties fo:text-align="left" text:list-level-position-and-space-mode="label-alignment">
          <style:list-level-label-alignment text:label-followed-by="listtab" fo:margin-left="8.89cm" fo:text-indent="-0.635cm" text:list-tab-stop-position="0cm"/>
        </style:list-level-properties>
      </text:list-level-style-bullet>
      <text:list-level-style-bullet text:level="8" text:bullet-char="§" text:style-name="PO_T9">
        <style:list-level-properties fo:text-align="left" text:list-level-position-and-space-mode="label-alignment">
          <style:list-level-label-alignment text:label-followed-by="listtab" fo:margin-left="10.16cm" fo:text-indent="-0.635cm" text:list-tab-stop-position="0cm"/>
        </style:list-level-properties>
      </text:list-level-style-bullet>
      <text:list-level-style-bullet text:level="9" text:bullet-char="§" text:style-name="PO_T9">
        <style:list-level-properties fo:text-align="left" text:list-level-position-and-space-mode="label-alignment">
          <style:list-level-label-alignment text:label-followed-by="listtab" fo:margin-left="11.43cm" fo:text-indent="-0.635cm" text:list-tab-stop-position="0cm"/>
        </style:list-level-properties>
      </text:list-level-style-bullet>
    </text:list-style>
    <text:list-style style:name="PO_L2">
      <text:list-level-style-bullet text:level="1" text:bullet-char="·" text:style-name="PO_T7">
        <style:list-level-properties fo:text-align="left" text:list-level-position-and-space-mode="label-alignment">
          <style:list-level-label-alignment text:label-followed-by="listtab" fo:margin-left="1.27cm" fo:text-indent="-0.635cm" text:list-tab-stop-position="0cm"/>
        </style:list-level-properties>
        <style:text-properties style:font-name="symbol" style:font-name-asian="symbol" style:font-name-complex="symbol"/>
      </text:list-level-style-bullet>
      <text:list-level-style-bullet text:level="2" text:bullet-char="o" text:style-name="PO_T8">
        <style:list-level-properties fo:text-align="left" text:list-level-position-and-space-mode="label-alignment">
          <style:list-level-label-alignment text:label-followed-by="listtab" fo:margin-left="2.54cm" fo:text-indent="-0.635cm" text:list-tab-stop-position="0cm"/>
        </style:list-level-properties>
        <style:text-properties style:font-name="courier new" style:font-name-asian="courier new" style:font-name-complex="courier new"/>
      </text:list-level-style-bullet>
      <text:list-level-style-bullet text:level="3" text:bullet-char="§" text:style-name="PO_T9">
        <style:list-level-properties fo:text-align="left" text:list-level-position-and-space-mode="label-alignment">
          <style:list-level-label-alignment text:label-followed-by="listtab" fo:margin-left="3.81cm" fo:text-indent="-0.635cm" text:list-tab-stop-position="0cm"/>
        </style:list-level-properties>
      </text:list-level-style-bullet>
      <text:list-level-style-bullet text:level="4" text:bullet-char="§" text:style-name="PO_T9">
        <style:list-level-properties fo:text-align="left" text:list-level-position-and-space-mode="label-alignment">
          <style:list-level-label-alignment text:label-followed-by="listtab" fo:margin-left="5.08cm" fo:text-indent="-0.635cm" text:list-tab-stop-position="0cm"/>
        </style:list-level-properties>
      </text:list-level-style-bullet>
      <text:list-level-style-bullet text:level="5" text:bullet-char="§" text:style-name="PO_T9">
        <style:list-level-properties fo:text-align="left" text:list-level-position-and-space-mode="label-alignment">
          <style:list-level-label-alignment text:label-followed-by="listtab" fo:margin-left="6.35cm" fo:text-indent="-0.635cm" text:list-tab-stop-position="0cm"/>
        </style:list-level-properties>
      </text:list-level-style-bullet>
      <text:list-level-style-bullet text:level="6" text:bullet-char="§" text:style-name="PO_T9">
        <style:list-level-properties fo:text-align="left" text:list-level-position-and-space-mode="label-alignment">
          <style:list-level-label-alignment text:label-followed-by="listtab" fo:margin-left="7.62cm" fo:text-indent="-0.635cm" text:list-tab-stop-position="0cm"/>
        </style:list-level-properties>
      </text:list-level-style-bullet>
      <text:list-level-style-bullet text:level="7" text:bullet-char="§" text:style-name="PO_T9">
        <style:list-level-properties fo:text-align="left" text:list-level-position-and-space-mode="label-alignment">
          <style:list-level-label-alignment text:label-followed-by="listtab" fo:margin-left="8.89cm" fo:text-indent="-0.635cm" text:list-tab-stop-position="0cm"/>
        </style:list-level-properties>
      </text:list-level-style-bullet>
      <text:list-level-style-bullet text:level="8" text:bullet-char="§" text:style-name="PO_T9">
        <style:list-level-properties fo:text-align="left" text:list-level-position-and-space-mode="label-alignment">
          <style:list-level-label-alignment text:label-followed-by="listtab" fo:margin-left="10.16cm" fo:text-indent="-0.635cm" text:list-tab-stop-position="0cm"/>
        </style:list-level-properties>
      </text:list-level-style-bullet>
      <text:list-level-style-bullet text:level="9" text:bullet-char="§" text:style-name="PO_T9">
        <style:list-level-properties fo:text-align="left" text:list-level-position-and-space-mode="label-alignment">
          <style:list-level-label-alignment text:label-followed-by="listtab" fo:margin-left="11.43cm" fo:text-indent="-0.635cm" text:list-tab-stop-position="0cm"/>
        </style:list-level-properties>
      </text:list-level-style-bullet>
    </text:list-style>
    <text:list-style style:name="PO_L3">
      <text:list-level-style-bullet text:level="1" text:bullet-char="·" text:style-name="PO_T7">
        <style:list-level-properties fo:text-align="left" text:list-level-position-and-space-mode="label-alignment">
          <style:list-level-label-alignment text:label-followed-by="listtab" fo:margin-left="1.27cm" fo:text-indent="-0.635cm" text:list-tab-stop-position="0cm"/>
        </style:list-level-properties>
        <style:text-properties style:font-name="symbol" style:font-name-asian="symbol" style:font-name-complex="symbol"/>
      </text:list-level-style-bullet>
      <text:list-level-style-bullet text:level="2" text:bullet-char="o" text:style-name="PO_T8">
        <style:list-level-properties fo:text-align="left" text:list-level-position-and-space-mode="label-alignment">
          <style:list-level-label-alignment text:label-followed-by="listtab" fo:margin-left="2.54cm" fo:text-indent="-0.635cm" text:list-tab-stop-position="0cm"/>
        </style:list-level-properties>
        <style:text-properties style:font-name="courier new" style:font-name-asian="courier new" style:font-name-complex="courier new"/>
      </text:list-level-style-bullet>
      <text:list-level-style-bullet text:level="3" text:bullet-char="§" text:style-name="PO_T9">
        <style:list-level-properties fo:text-align="left" text:list-level-position-and-space-mode="label-alignment">
          <style:list-level-label-alignment text:label-followed-by="listtab" fo:margin-left="3.81cm" fo:text-indent="-0.635cm" text:list-tab-stop-position="0cm"/>
        </style:list-level-properties>
      </text:list-level-style-bullet>
      <text:list-level-style-bullet text:level="4" text:bullet-char="§" text:style-name="PO_T9">
        <style:list-level-properties fo:text-align="left" text:list-level-position-and-space-mode="label-alignment">
          <style:list-level-label-alignment text:label-followed-by="listtab" fo:margin-left="5.08cm" fo:text-indent="-0.635cm" text:list-tab-stop-position="0cm"/>
        </style:list-level-properties>
      </text:list-level-style-bullet>
      <text:list-level-style-bullet text:level="5" text:bullet-char="§" text:style-name="PO_T9">
        <style:list-level-properties fo:text-align="left" text:list-level-position-and-space-mode="label-alignment">
          <style:list-level-label-alignment text:label-followed-by="listtab" fo:margin-left="6.35cm" fo:text-indent="-0.635cm" text:list-tab-stop-position="0cm"/>
        </style:list-level-properties>
      </text:list-level-style-bullet>
      <text:list-level-style-bullet text:level="6" text:bullet-char="§" text:style-name="PO_T9">
        <style:list-level-properties fo:text-align="left" text:list-level-position-and-space-mode="label-alignment">
          <style:list-level-label-alignment text:label-followed-by="listtab" fo:margin-left="7.62cm" fo:text-indent="-0.635cm" text:list-tab-stop-position="0cm"/>
        </style:list-level-properties>
      </text:list-level-style-bullet>
      <text:list-level-style-bullet text:level="7" text:bullet-char="§" text:style-name="PO_T9">
        <style:list-level-properties fo:text-align="left" text:list-level-position-and-space-mode="label-alignment">
          <style:list-level-label-alignment text:label-followed-by="listtab" fo:margin-left="8.89cm" fo:text-indent="-0.635cm" text:list-tab-stop-position="0cm"/>
        </style:list-level-properties>
      </text:list-level-style-bullet>
      <text:list-level-style-bullet text:level="8" text:bullet-char="§" text:style-name="PO_T9">
        <style:list-level-properties fo:text-align="left" text:list-level-position-and-space-mode="label-alignment">
          <style:list-level-label-alignment text:label-followed-by="listtab" fo:margin-left="10.16cm" fo:text-indent="-0.635cm" text:list-tab-stop-position="0cm"/>
        </style:list-level-properties>
      </text:list-level-style-bullet>
      <text:list-level-style-bullet text:level="9" text:bullet-char="§" text:style-name="PO_T9">
        <style:list-level-properties fo:text-align="left" text:list-level-position-and-space-mode="label-alignment">
          <style:list-level-label-alignment text:label-followed-by="listtab" fo:margin-left="11.43cm" fo:text-indent="-0.635cm" text:list-tab-stop-position="0cm"/>
        </style:list-level-properties>
      </text:list-level-style-bullet>
    </text:list-style>
    <text:list-style style:name="PO_L4">
      <text:list-level-style-bullet text:level="1" text:bullet-char="·" text:style-name="PO_T7">
        <style:list-level-properties fo:text-align="left" text:list-level-position-and-space-mode="label-alignment">
          <style:list-level-label-alignment text:label-followed-by="listtab" fo:margin-left="1.27cm" fo:text-indent="-0.635cm" text:list-tab-stop-position="0cm"/>
        </style:list-level-properties>
        <style:text-properties style:font-name="symbol" style:font-name-asian="symbol" style:font-name-complex="symbol"/>
      </text:list-level-style-bullet>
      <text:list-level-style-bullet text:level="2" text:bullet-char="o" text:style-name="PO_T8">
        <style:list-level-properties fo:text-align="left" text:list-level-position-and-space-mode="label-alignment">
          <style:list-level-label-alignment text:label-followed-by="listtab" fo:margin-left="2.54cm" fo:text-indent="-0.635cm" text:list-tab-stop-position="0cm"/>
        </style:list-level-properties>
        <style:text-properties style:font-name="courier new" style:font-name-asian="courier new" style:font-name-complex="courier new"/>
      </text:list-level-style-bullet>
      <text:list-level-style-bullet text:level="3" text:bullet-char="§" text:style-name="PO_T9">
        <style:list-level-properties fo:text-align="left" text:list-level-position-and-space-mode="label-alignment">
          <style:list-level-label-alignment text:label-followed-by="listtab" fo:margin-left="3.81cm" fo:text-indent="-0.635cm" text:list-tab-stop-position="0cm"/>
        </style:list-level-properties>
      </text:list-level-style-bullet>
      <text:list-level-style-bullet text:level="4" text:bullet-char="§" text:style-name="PO_T9">
        <style:list-level-properties fo:text-align="left" text:list-level-position-and-space-mode="label-alignment">
          <style:list-level-label-alignment text:label-followed-by="listtab" fo:margin-left="5.08cm" fo:text-indent="-0.635cm" text:list-tab-stop-position="0cm"/>
        </style:list-level-properties>
      </text:list-level-style-bullet>
      <text:list-level-style-bullet text:level="5" text:bullet-char="§" text:style-name="PO_T9">
        <style:list-level-properties fo:text-align="left" text:list-level-position-and-space-mode="label-alignment">
          <style:list-level-label-alignment text:label-followed-by="listtab" fo:margin-left="6.35cm" fo:text-indent="-0.635cm" text:list-tab-stop-position="0cm"/>
        </style:list-level-properties>
      </text:list-level-style-bullet>
      <text:list-level-style-bullet text:level="6" text:bullet-char="§" text:style-name="PO_T9">
        <style:list-level-properties fo:text-align="left" text:list-level-position-and-space-mode="label-alignment">
          <style:list-level-label-alignment text:label-followed-by="listtab" fo:margin-left="7.62cm" fo:text-indent="-0.635cm" text:list-tab-stop-position="0cm"/>
        </style:list-level-properties>
      </text:list-level-style-bullet>
      <text:list-level-style-bullet text:level="7" text:bullet-char="§" text:style-name="PO_T9">
        <style:list-level-properties fo:text-align="left" text:list-level-position-and-space-mode="label-alignment">
          <style:list-level-label-alignment text:label-followed-by="listtab" fo:margin-left="8.89cm" fo:text-indent="-0.635cm" text:list-tab-stop-position="0cm"/>
        </style:list-level-properties>
      </text:list-level-style-bullet>
      <text:list-level-style-bullet text:level="8" text:bullet-char="§" text:style-name="PO_T9">
        <style:list-level-properties fo:text-align="left" text:list-level-position-and-space-mode="label-alignment">
          <style:list-level-label-alignment text:label-followed-by="listtab" fo:margin-left="10.16cm" fo:text-indent="-0.635cm" text:list-tab-stop-position="0cm"/>
        </style:list-level-properties>
      </text:list-level-style-bullet>
      <text:list-level-style-bullet text:level="9" text:bullet-char="§" text:style-name="PO_T9">
        <style:list-level-properties fo:text-align="left" text:list-level-position-and-space-mode="label-alignment">
          <style:list-level-label-alignment text:label-followed-by="listtab" fo:margin-left="11.43cm" fo:text-indent="-0.635cm" text:list-tab-stop-position="0cm"/>
        </style:list-level-properties>
      </text:list-level-style-bullet>
    </text:list-style>
    <style:style style:name="PO_T10" style:family="text" style:parent-style-name="Standard">
      <style:text-properties fo:font-size="10pt" fo:color="#000000" style:font-size-asian="10pt" style:font-size-complex="10pt" style:text-scale="100%" fo:text-shadow="none"/>
    </style:style>
    <text:list-style style:name="PO_L5">
      <text:list-level-style-number text:level="1" text:style-name="PO_T10" style:num-suffix="." style:num-format="1">
        <style:list-level-properties fo:text-align="left" text:list-level-position-and-space-mode="label-alignment">
          <style:list-level-label-alignment text:label-followed-by="listtab" fo:margin-left="1.27cm" fo:text-indent="-0.635cm" text:list-tab-stop-position="0cm"/>
        </style:list-level-properties>
      </text:list-level-style-number>
      <text:list-level-style-number text:level="2" text:style-name="PO_T10" style:num-suffix="." style:num-format="1">
        <style:list-level-properties fo:text-align="left" text:list-level-position-and-space-mode="label-alignment">
          <style:list-level-label-alignment text:label-followed-by="listtab" fo:margin-left="2.54cm" fo:text-indent="-0.635cm" text:list-tab-stop-position="0cm"/>
        </style:list-level-properties>
      </text:list-level-style-number>
      <text:list-level-style-number text:level="3" text:style-name="PO_T10" style:num-suffix="." style:num-format="1">
        <style:list-level-properties fo:text-align="left" text:list-level-position-and-space-mode="label-alignment">
          <style:list-level-label-alignment text:label-followed-by="listtab" fo:margin-left="3.81cm" fo:text-indent="-0.635cm" text:list-tab-stop-position="0cm"/>
        </style:list-level-properties>
      </text:list-level-style-number>
      <text:list-level-style-number text:level="4" text:style-name="PO_T10" style:num-suffix="." style:num-format="1">
        <style:list-level-properties fo:text-align="left" text:list-level-position-and-space-mode="label-alignment">
          <style:list-level-label-alignment text:label-followed-by="listtab" fo:margin-left="5.08cm" fo:text-indent="-0.635cm" text:list-tab-stop-position="0cm"/>
        </style:list-level-properties>
      </text:list-level-style-number>
      <text:list-level-style-number text:level="5" text:style-name="PO_T10" style:num-suffix="." style:num-format="1">
        <style:list-level-properties fo:text-align="left" text:list-level-position-and-space-mode="label-alignment">
          <style:list-level-label-alignment text:label-followed-by="listtab" fo:margin-left="6.35cm" fo:text-indent="-0.635cm" text:list-tab-stop-position="0cm"/>
        </style:list-level-properties>
      </text:list-level-style-number>
      <text:list-level-style-number text:level="6" text:style-name="PO_T10" style:num-suffix="." style:num-format="1">
        <style:list-level-properties fo:text-align="left" text:list-level-position-and-space-mode="label-alignment">
          <style:list-level-label-alignment text:label-followed-by="listtab" fo:margin-left="7.62cm" fo:text-indent="-0.635cm" text:list-tab-stop-position="0cm"/>
        </style:list-level-properties>
      </text:list-level-style-number>
      <text:list-level-style-number text:level="7" text:style-name="PO_T10" style:num-suffix="." style:num-format="1">
        <style:list-level-properties fo:text-align="left" text:list-level-position-and-space-mode="label-alignment">
          <style:list-level-label-alignment text:label-followed-by="listtab" fo:margin-left="8.89cm" fo:text-indent="-0.635cm" text:list-tab-stop-position="0cm"/>
        </style:list-level-properties>
      </text:list-level-style-number>
      <text:list-level-style-number text:level="8" text:style-name="PO_T10" style:num-suffix="." style:num-format="1">
        <style:list-level-properties fo:text-align="left" text:list-level-position-and-space-mode="label-alignment">
          <style:list-level-label-alignment text:label-followed-by="listtab" fo:margin-left="10.16cm" fo:text-indent="-0.635cm" text:list-tab-stop-position="0cm"/>
        </style:list-level-properties>
      </text:list-level-style-number>
      <text:list-level-style-number text:level="9" text:style-name="PO_T10" style:num-suffix="." style:num-format="1">
        <style:list-level-properties fo:text-align="left" text:list-level-position-and-space-mode="label-alignment">
          <style:list-level-label-alignment text:label-followed-by="listtab" fo:margin-left="11.43cm" fo:text-indent="-0.635cm" text:list-tab-stop-position="0cm"/>
        </style:list-level-properties>
      </text:list-level-style-number>
    </text:list-style>
    <style:style style:name="Title" style:family="paragraph" style:parent-style-name="Standard">
      <style:paragraph-properties fo:margin-left="0cm" fo:margin-right="0cm" fo:margin-top="0.423cm" fo:margin-bottom="0.212cm" fo:text-indent="0cm"/>
      <style:text-properties fo:font-size="16pt" fo:color="#000000" style:font-size-asian="16pt" style:font-size-complex="16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1" style:family="paragraph" style:parent-style-name="Title" style:display-name="Heading 1" style:default-outline-level="1">
      <style:paragraph-properties fo:margin-left="0cm" fo:margin-right="0cm" fo:margin-top="0cm" fo:margin-bottom="0cm" fo:text-indent="0cm"/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2" style:family="paragraph" style:parent-style-name="Title" style:display-name="Heading 2" style:default-outline-level="2">
      <style:paragraph-properties fo:margin-left="0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3" style:family="paragraph" style:parent-style-name="Title" style:display-name="Heading 3" style:default-outline-level="3">
      <style:paragraph-properties fo:margin-left="2.469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4" style:family="paragraph" style:parent-style-name="Title" style:display-name="Heading 4" style:default-outline-level="4">
      <style:paragraph-properties fo:margin-left="2.822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5" style:family="paragraph" style:parent-style-name="Title" style:display-name="Heading 5" style:default-outline-level="5">
      <style:paragraph-properties fo:margin-left="3.175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6" style:family="paragraph" style:parent-style-name="Title" style:display-name="Heading 6" style:default-outline-level="6">
      <style:paragraph-properties fo:margin-left="3.528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7" style:family="paragraph" style:parent-style-name="Title" style:display-name="Heading 7" style:default-outline-level="7">
      <style:paragraph-properties fo:margin-left="3.881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8" style:family="paragraph" style:parent-style-name="Title" style:display-name="Heading 8" style:default-outline-level="8">
      <style:paragraph-properties fo:margin-left="4.233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9" style:family="paragraph" style:parent-style-name="Title" style:display-name="Heading 9" style:default-outline-level="9">
      <style:paragraph-properties fo:margin-left="4.586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Heading" style:family="paragraph" style:parent-style-name="Title" style:display-name="Contents Heading">
      <style:paragraph-properties fo:margin-left="0cm" fo:margin-right="0cm" fo:margin-top="0cm" fo:margin-bottom="0cm" fo:text-indent="0cm"/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1" style:family="paragraph" style:parent-style-name="Index" style:display-name="Contents 1">
      <style:paragraph-properties fo:margin-left="0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2" style:family="paragraph" style:parent-style-name="Index" style:display-name="Contents 2">
      <style:paragraph-properties fo:margin-left="0.75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3" style:family="paragraph" style:parent-style-name="Index" style:display-name="Contents 3">
      <style:paragraph-properties fo:margin-left="1.49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4" style:family="paragraph" style:parent-style-name="Index" style:display-name="Contents 4">
      <style:paragraph-properties fo:margin-left="2.24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5" style:family="paragraph" style:parent-style-name="Index" style:display-name="Contents 5">
      <style:paragraph-properties fo:margin-left="2.99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6" style:family="paragraph" style:parent-style-name="Index" style:display-name="Contents 6">
      <style:paragraph-properties fo:margin-left="3.74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7" style:family="paragraph" style:parent-style-name="Index" style:display-name="Contents 7">
      <style:paragraph-properties fo:margin-left="4.49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8" style:family="paragraph" style:parent-style-name="Index" style:display-name="Contents 8">
      <style:paragraph-properties fo:margin-left="5.24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9" style:family="paragraph" style:parent-style-name="Index" style:display-name="Contents 9">
      <style:paragraph-properties fo:margin-left="5.997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Footnote_20_anchor" style:family="text" style:display-name="Footnote anchor">
      <style:text-properties style:text-position="super 58%"/>
    </style:style>
    <style:style style:name="Footnote_20_Symbol" style:family="text" style:display-name="Footnote Symbol"/>
    <style:style style:name="Endnote_20_anchor" style:family="text" style:display-name="Endnote anchor">
      <style:text-properties style:text-position="super 58%"/>
    </style:style>
    <style:style style:name="Endnote_20_Symbol" style:family="text" style:display-name="Endnote Symbol"/>
    <text:notes-configuration text:note-class="footnote" text:citation-body-style-name="Footnote_20_anchor" text:citation-style-name="Footnote_20_Symbol" style:num-format="1" text:start-value="0" text:start-numbering-at="document"/>
    <text:notes-configuration text:note-class="endnote" text:citation-body-style-name="Endnote_20_anchor" text:citation-style-name="Endnote_20_Symbol" style:num-format="i" text:start-value="0"/>
    <text:linenumbering-configuration text:number-lines="false" text:restart-on-page="false" text:offset="0.501cm"/>
  </office:styles>
  <office:automatic-styles>
    <style:page-layout style:name="StandardL">
      <style:page-layout-properties fo:page-width="21.001cm" fo:page-height="29.7cm" style:print-orientation="portrait" fo:margin-left="2cm" fo:margin-right="2cm" fo:margin-top="2cm" fo:margin-bottom="2cm" style:writing-mode="lr-tb">
        <style:footnote-sep style:width="0cm" style:distance-before-sep="0.101cm" style:distance-after-sep="0.101cm" style:rel-width="0%" style:color="#fcfcfc" style:adjustment="left"/>
      </style:page-layout-properties>
      <style:header-style/>
      <style:footer-style/>
    </style:page-layout>
  </office:automatic-styles>
  <office:master-styles>
    <style:master-page style:name="Standard" style:page-layout-name="StandardL"/>
  </office:master-styles>
</office:document-styles>
</file>

<file path=meta.xml><?xml version="1.0" encoding="utf-8"?>
<office:document-meta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meta>
    <meta:generator>PolarisOffice/10.105.292.56109</meta:generator>
    <meta:initial-creator>kara-kona</meta:initial-creator>
    <dc:creator>kara-kona</dc:creator>
    <meta:document-statistic meta:character-count="0" meta:non-whitespace-character-count="0" meta:page-count="1" meta:paragraph-count="0" meta:word-count="0"/>
  </office:meta>
</office:document-meta>
</file>